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Noto Sans Symbols" svg:font-family="'Noto Sans Symbols'" style:font-family-generic="swiss"/>
    <style:font-face style:name="Courier New" svg:font-family="'Courier New'" style:font-adornments="Regular" style:font-family-generic="modern"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Regular" style:font-family-generic="swiss" style:font-pitch="variable"/>
    <style:font-face style:name="Arial1" svg:font-family="Arial" style:font-family-generic="system" style:font-pitch="variable"/>
    <style:font-face style:name="Book Antiqua" svg:font-family="'Book Antiqua'" style:font-family-generic="system" style:font-pitch="variable"/>
    <style:font-face style:name="Cambria" svg:font-family="Cambria"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ahoma" fo:font-size="10pt" fo:font-weight="bold" style:font-size-asian="10pt" style:font-weight-asian="bold" style:font-name-complex="Tahoma2" style:font-size-complex="10pt"/>
    </style:style>
    <style:style style:name="P2" style:family="paragraph" style:parent-style-name="Standard">
      <style:paragraph-properties fo:text-align="justify" style:justify-single-word="false" fo:padding="0in" fo:border="none"/>
      <style:text-properties style:font-name="Tahoma" fo:font-size="10pt" style:font-size-asian="10pt" style:font-name-complex="Tahoma2" style:font-size-complex="10pt"/>
    </style:style>
    <style:style style:name="P3" style:family="paragraph" style:parent-style-name="Standard">
      <style:paragraph-properties fo:text-align="justify" style:justify-single-word="false" fo:padding="0in" fo:border="none"/>
    </style:style>
    <style:style style:name="P4" style:family="paragraph" style:parent-style-name="Standard">
      <style:paragraph-properties fo:padding="0in" fo:border="none"/>
      <style:text-properties fo:color="#000000" style:font-name="Tahoma" fo:font-size="10pt" style:font-name-asian="Arial1" style:font-size-asian="10pt" style:font-name-complex="Tahoma2" style:font-size-complex="10pt"/>
    </style:style>
    <style:style style:name="P5" style:family="paragraph" style:parent-style-name="Standard">
      <style:paragraph-properties fo:margin-left="0in" fo:margin-right="-0.0402in" fo:text-align="center" style:justify-single-word="false" fo:text-indent="0in" style:auto-text-indent="false" fo:padding="0in" fo:border="none"/>
      <style:text-properties style:font-name="Tahoma" fo:font-size="10pt" fo:font-weight="bold" style:font-size-asian="10pt" style:font-weight-asian="bold" style:font-name-complex="Tahoma2" style:font-size-complex="10pt"/>
    </style:style>
    <style:style style:name="P6" style:family="paragraph" style:parent-style-name="Standard">
      <style:paragraph-properties fo:margin-left="0in" fo:margin-right="-0.0402in" fo:text-align="justify" style:justify-single-word="false" fo:text-indent="0in" style:auto-text-indent="false"/>
    </style:style>
    <style:style style:name="P7" style:family="paragraph" style:parent-style-name="Standard">
      <style:paragraph-properties fo:margin-left="0.25in" fo:margin-right="0in" fo:text-align="justify" style:justify-single-word="false" fo:text-indent="-0.25in" style:auto-text-indent="false" fo:padding="0in" fo:border="none"/>
      <style:text-properties style:font-name="Tahoma" fo:font-size="10pt" style:font-size-asian="10pt" style:font-name-complex="Tahoma2" style:font-size-complex="10pt"/>
    </style:style>
    <style:style style:name="P8" style:family="paragraph" style:parent-style-name="List_20_Paragraph" style:list-style-name="WWNum6">
      <style:paragraph-properties fo:padding="0in" fo:border="none"/>
    </style:style>
    <style:style style:name="P9" style:family="paragraph" style:parent-style-name="List_20_Paragraph" style:list-style-name="WWNum6">
      <style:paragraph-properties fo:padding="0in" fo:border="none"/>
      <style:text-properties fo:color="#000000" style:font-name="Tahoma" fo:font-size="10pt" style:font-name-asian="Book Antiqua" style:font-size-asian="10pt" style:font-name-complex="Tahoma2" style:font-size-complex="10pt"/>
    </style:style>
    <style:style style:name="P10" style:family="paragraph" style:parent-style-name="List_20_Paragraph" style:list-style-name="WWNum5">
      <style:paragraph-properties fo:text-align="justify" style:justify-single-word="false" fo:padding="0in" fo:border="none"/>
      <style:text-properties fo:color="#000000" style:font-name="Tahoma" fo:font-size="10pt" style:font-name-asian="Arial1" style:font-size-asian="10pt" style:font-name-complex="Tahoma2" style:font-size-complex="10pt"/>
    </style:style>
    <style:style style:name="P11" style:family="paragraph" style:parent-style-name="List_20_Paragraph" style:list-style-name="WWNum5">
      <style:paragraph-properties fo:padding="0in" fo:border="none"/>
      <style:text-properties fo:color="#000000" style:font-name="Tahoma" fo:font-size="10pt" style:font-name-asian="Arial1" style:font-size-asian="10pt" style:font-name-complex="Tahoma2" style:font-size-complex="10pt"/>
    </style:style>
    <style:style style:name="P12" style:family="paragraph" style:parent-style-name="List_20_Paragraph" style:list-style-name="WWNum6">
      <style:paragraph-properties fo:padding="0in" fo:border="none"/>
      <style:text-properties style:font-name="Tahoma" fo:font-size="10pt" style:font-name-asian="Book Antiqua" style:font-size-asian="10pt" style:font-name-complex="Tahoma2" style:font-size-complex="10pt"/>
    </style:style>
    <style:style style:name="P13" style:family="paragraph" style:parent-style-name="List_20_Paragraph" style:list-style-name="WWNum4">
      <style:paragraph-properties fo:text-align="justify" style:justify-single-word="false" fo:padding="0in" fo:border="none"/>
      <style:text-properties style:font-name="Tahoma" fo:font-size="10pt" style:font-size-asian="10pt" style:font-name-complex="Tahoma2" style:font-size-complex="10pt"/>
    </style:style>
    <style:style style:name="P14" style:family="paragraph" style:parent-style-name="List_20_Paragraph" style:list-style-name="WWNum5">
      <style:paragraph-properties fo:text-align="justify" style:justify-single-word="false" fo:padding="0in" fo:border="none"/>
    </style:style>
    <style:style style:name="P15" style:family="paragraph" style:parent-style-name="List_20_Paragraph" style:list-style-name="WWNum5">
      <style:paragraph-properties fo:padding="0in" fo:border="none"/>
    </style:style>
    <style:style style:name="P16" style:family="paragraph" style:parent-style-name="Standard" style:master-page-name="Standard">
      <style:paragraph-properties fo:text-align="center" style:justify-single-word="false" style:page-number="auto" fo:padding="0in" fo:border="none"/>
      <style:text-properties fo:color="#000000" style:font-name="Tahoma" fo:font-size="10pt" fo:font-weight="bold" style:font-name-asian="Arial1" style:font-size-asian="10pt" style:font-weight-asian="bold" style:font-name-complex="Tahoma2" style:font-size-complex="10pt"/>
    </style:style>
    <style:style style:name="P17" style:family="paragraph" style:parent-style-name="Standard">
      <style:paragraph-properties fo:margin-left="0in" fo:margin-right="-0.0402in" fo:text-align="center" style:justify-single-word="false" fo:text-indent="0in" style:auto-text-indent="false" fo:padding="0in" fo:border="none"/>
      <style:text-properties style:font-name="Tahoma" fo:font-size="10pt" fo:font-weight="bold" style:font-size-asian="10pt" style:font-weight-asian="bold" style:font-name-complex="Tahoma2" style:font-size-complex="10pt"/>
    </style:style>
    <style:style style:name="P18" style:family="paragraph" style:parent-style-name="Standard">
      <style:paragraph-properties fo:margin-left="0in" fo:margin-right="-0.0402in" fo:text-align="justify" style:justify-single-word="false" fo:text-indent="0in" style:auto-text-indent="false"/>
      <style:text-properties style:font-name="Tahoma" fo:font-size="10pt" style:text-underline-style="solid" style:text-underline-width="auto" style:text-underline-color="font-color" fo:font-weight="bold" style:font-name-asian="Arial1" style:font-size-asian="10pt" style:font-weight-asian="bold" style:font-name-complex="Tahoma2" style:font-size-complex="10pt"/>
    </style:style>
    <style:style style:name="P19" style:family="paragraph" style:parent-style-name="Standard">
      <style:paragraph-properties fo:text-align="justify" style:justify-single-word="false" fo:padding="0in" fo:border="none"/>
      <style:text-properties style:font-name="Tahoma" fo:font-size="10pt" style:text-underline-style="solid" style:text-underline-width="auto" style:text-underline-color="font-color" fo:font-weight="bold" style:font-size-asian="10pt" style:font-weight-asian="bold" style:font-name-complex="Tahoma2" style:font-size-complex="10pt"/>
    </style:style>
    <style:style style:name="P20" style:family="paragraph" style:parent-style-name="Standard">
      <style:paragraph-properties fo:text-align="justify" style:justify-single-word="false" fo:padding="0in" fo:border="none"/>
      <style:text-properties style:font-name="Tahoma" fo:font-size="10pt" fo:font-weight="bold" style:font-size-asian="10pt" style:font-weight-asian="bold" style:font-name-complex="Tahoma2" style:font-size-complex="10pt"/>
    </style:style>
    <style:style style:name="P21" style:family="paragraph" style:parent-style-name="Standard" style:list-style-name="WWNum2">
      <style:paragraph-properties fo:text-align="justify" style:justify-single-word="false" fo:padding="0in" fo:border="none"/>
      <style:text-properties fo:color="#000000" style:font-name="Tahoma" fo:font-size="10pt" style:font-name-asian="Arial1" style:font-size-asian="10pt" style:font-name-complex="Tahoma2" style:font-size-complex="10pt"/>
    </style:style>
    <style:style style:name="P22" style:family="paragraph" style:parent-style-name="Standard">
      <style:text-properties style:font-name="Tahoma" fo:font-size="10pt" style:text-underline-style="solid" style:text-underline-width="auto" style:text-underline-color="font-color" fo:font-weight="bold" style:font-size-asian="10pt" style:font-weight-asian="bold" style:font-name-complex="Tahoma2" style:font-size-complex="10pt"/>
    </style:style>
    <style:style style:name="P23" style:family="paragraph" style:parent-style-name="Standard">
      <style:text-properties style:font-name="Tahoma" fo:font-size="10pt" fo:font-weight="bold" style:font-size-asian="10pt" style:font-weight-asian="bold" style:font-name-complex="Tahoma2" style:font-size-complex="10pt"/>
    </style:style>
    <style:style style:name="P24" style:family="paragraph" style:parent-style-name="Standard">
      <style:paragraph-properties fo:margin-left="0.25in" fo:margin-right="0in" fo:text-align="justify" style:justify-single-word="false" fo:text-indent="-0.25in" style:auto-text-indent="false" fo:padding="0in" fo:border="none"/>
      <style:text-properties fo:color="#000000" style:font-name="Tahoma" fo:font-size="10pt" fo:font-weight="bold" style:font-name-asian="Arial1" style:font-size-asian="10pt" style:font-weight-asian="bold" style:font-name-complex="Tahoma2" style:font-size-complex="10pt"/>
    </style:style>
    <style:style style:name="T1" style:family="text">
      <style:text-properties fo:color="#000000" style:font-name="Tahoma" fo:font-size="10pt" style:font-name-asian="Arial1" style:font-size-asian="10pt" style:font-name-complex="Tahoma2" style:font-size-complex="10pt"/>
    </style:style>
    <style:style style:name="T2" style:family="text">
      <style:text-properties fo:color="#000000" style:font-name="Tahoma" fo:font-size="10pt" fo:font-weight="bold" style:font-name-asian="Arial1" style:font-size-asian="10pt" style:font-weight-asian="bold" style:font-name-complex="Tahoma2" style:font-size-complex="10pt"/>
    </style:style>
    <style:style style:name="T3" style:family="text">
      <style:text-properties fo:color="#000000" style:font-name="Tahoma" fo:font-size="10pt" style:font-size-asian="10pt" style:font-name-complex="Tahoma2" style:font-size-complex="10pt"/>
    </style:style>
    <style:style style:name="T4" style:family="text">
      <style:text-properties fo:color="#000000" style:font-name="Tahoma" fo:font-size="10pt" style:font-name-asian="Book Antiqua" style:font-size-asian="10pt" style:font-name-complex="Tahoma2" style:font-size-complex="10pt"/>
    </style:style>
    <style:style style:name="T5" style:family="text">
      <style:text-properties style:font-name="Tahoma" fo:font-size="10pt" style:font-size-asian="10pt" style:font-name-complex="Tahoma2" style:font-size-complex="10pt"/>
    </style:style>
    <style:style style:name="T6" style:family="text">
      <style:text-properties style:font-name="Tahoma" fo:font-size="10pt" fo:font-weight="bold" style:font-size-asian="10pt" style:font-weight-asian="bold" style:font-name-complex="Tahoma2" style:font-size-complex="10pt"/>
    </style:style>
    <style:style style:name="T7" style:family="text">
      <style:text-properties style:font-name="Tahoma" fo:font-size="10pt" style:font-name-asian="Arial1" style:font-size-asian="10pt" style:font-name-complex="Tahoma2" style:font-size-complex="10pt"/>
    </style:style>
    <style:style style:name="T8" style:family="text">
      <style:text-properties style:font-name="Tahoma" fo:font-size="10pt" style:text-underline-style="solid" style:text-underline-width="auto" style:text-underline-color="font-color" style:font-name-asian="Arial1" style:font-size-asian="10pt" style:font-name-complex="Tahoma2" style:font-size-complex="10pt"/>
    </style:style>
    <style:style style:name="T9" style:family="text">
      <style:text-properties style:font-name="Tahoma" fo:font-size="10pt" style:text-underline-style="solid" style:text-underline-width="auto" style:text-underline-color="font-color" fo:font-weight="bold" style:font-name-asian="Arial1" style:font-size-asian="10pt" style:font-weight-asian="bold" style:font-name-complex="Tahoma2" style:font-size-complex="10pt"/>
    </style:style>
    <style:style style:name="T10" style:family="text">
      <style:text-properties style:font-name="Tahoma" fo:font-size="10pt" style:font-name-asian="Cambria" style:font-size-asian="10pt" style:font-name-complex="Tahoma2" style:font-size-complex="10pt"/>
    </style:style>
    <style:style style:name="T11" style:family="text">
      <style:text-properties style:font-name="Tahoma" fo:font-size="10pt" style:font-name-asian="Book Antiqua" style:font-size-asian="10pt" style:font-name-complex="Tahoma2" style:font-size-complex="10pt"/>
    </style:style>
    <style:style style:name="T12" style:family="text">
      <style:text-properties style:font-name="Tahoma" fo:font-size="10pt" fo:background-color="#ffff00" style:font-size-asian="10pt" style:font-name-complex="Tahoma2"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JUNIOR FRU AKUMA</text:p>
      <text:p text:style-name="P5">AGILE SCRUM MASTER</text:p>
      <text:p text:style-name="P5"/>
      <text:p text:style-name="P18">PROFESSIONAL SUMMARY</text:p>
      <text:p text:style-name="P6"><text:span text:style-name="T7">Seasoned technical scrum master with over 7 years of experience in the field of information technology with extensive knowledge and proficiency in coaching and mentoring highly capable teams in an agile environment, hands-on experience in leading and setting up multiple scrum teams with Scrum, Kanban and SAFe Framework simultaneously, skilled in database designs, monitoring &amp; tuning, security implementation and risk analysis, as well as backups and recovery in Windows, Unix, and SQL Server environments.</text:span><text:span text:style-name="T10"> </text:span></text:p>
      <text:p text:style-name="P2"/>
      <text:p text:style-name="P19">SKILLS</text:p>
      <text:list xml:id="list6548659021317524501" text:style-name="WWNum6">
        <text:list-item>
          <text:p text:style-name="P8"><text:span text:style-name="T3">ATDD, BDD</text:span><text:span text:style-name="T5">, </text:span><text:span text:style-name="T3">and TDD</text:span></text:p>
        </text:list-item>
        <text:list-item>
          <text:p text:style-name="P8"><text:span text:style-name="T4">DevOps, CI/CD, Jenkins</text:span><text:span text:style-name="T11">, </text:span><text:span text:style-name="T4">and Ansible.GIT,Maven,Selenium.</text:span></text:p>
        </text:list-item>
        <text:list-item>
          <text:p text:style-name="P9">SAFe, Kanban, XP and SDLC</text:p>
        </text:list-item>
        <text:list-item>
          <text:p text:style-name="P9">JIRA, Confluence, Asana, Pivotal Tracker, Rational and Rally</text:p>
        </text:list-item>
        <text:list-item>
          <text:p text:style-name="P8"><text:span text:style-name="T4">MS Office </text:span><text:span text:style-name="T11">Suite,</text:span><text:span text:style-name="T4"> </text:span><text:span text:style-name="T11">PowerPoint</text:span><text:span text:style-name="T4">, Word, Outlook, Excel</text:span><text:span text:style-name="T11">, </text:span><text:span text:style-name="T4">and Access</text:span></text:p>
        </text:list-item>
        <text:list-item>
          <text:p text:style-name="P9">Oracle 10g, 11g, 12c Database Administration</text:p>
        </text:list-item>
        <text:list-item>
          <text:p text:style-name="P9">Languages: SQL, PL/SQL, Unix Shell scripting</text:p>
        </text:list-item>
        <text:list-item>
          <text:p text:style-name="P9">Automation using Crontab</text:p>
        </text:list-item>
        <text:list-item>
          <text:p text:style-name="P12">Linux</text:p>
        </text:list-item>
        <text:list-item>
          <text:p text:style-name="P12">AWS CLOUD services </text:p>
        </text:list-item>
      </text:list>
      <text:p text:style-name="P1"/>
      <text:p text:style-name="P22">PROFESSIONAL EXPERIENCE</text:p>
      <text:p text:style-name="P1">DoorDash </text:p>
      <text:p text:style-name="P1">SCRUM MASTER <text:s text:c="2"/></text:p>
      <text:p text:style-name="P1">06/2015-present </text:p>
      <text:p text:style-name="P3"><text:span text:style-name="T6">Summary: </text:span><text:span text:style-name="T5">Facilitate the transition from waterfall to agile while serving as the scrum master for multiple teams simultaneously. </text:span><text:span text:style-name="T12">Project is a web-based application utilizing Asana, used to enhance the end users experience by adding additional features and fixing existing defects.</text:span><text:span text:style-name="T5"> My teams are made up of developers, quality analyst, product owner and DBA. I facilitate all scrum ceremonies. We use Atlassian products (Jira, Confluence) as our SDLC tools to track metrics and for documentation purposes. I use team velocity, capacity and within sprints the burndown charts to track team health and progress. Collaborate with the Project Manager to handle impediments that needed to be escalated beyond team resources. As a team we grew in our automation process and were able to apply engineering practices such as ATDD, TDD, and continuous integration. Sprints are </text:span><text:bookmark text:name="_GoBack"/><text:span text:style-name="T5">2 weeks long and we release quarterly into production. </text:span></text:p>
      <text:list xml:id="list3728375679204272298" text:style-name="WWNum4">
        <text:list-item>
          <text:p text:style-name="P13">Facilitate all scrum ceremonies: daily stand-up, sprint planning, sprint review/demo, and retrospective meeting. </text:p>
        </text:list-item>
        <text:list-item>
          <text:p text:style-name="P13">Assist with internal/external communications, share information on the task board to help improve transparency.</text:p>
        </text:list-item>
        <text:list-item>
          <text:p text:style-name="P13">Facilitate the removal of impediments for the team by targeting the issue internally within the team, escalating to the right company personnel or to other external teams as needed</text:p>
        </text:list-item>
        <text:list-item>
          <text:p text:style-name="P13">Establish relationship with Product owner and other stakeholders to engage them in collaboration with our development team. </text:p>
        </text:list-item>
        <text:list-item>
          <text:p text:style-name="P13">Help and support the product owner with product backlog grooming to make sure it was always up to date and prioritized.</text:p>
        </text:list-item>
        <text:list-item>
          <text:p text:style-name="P13">Coach team members on agile principles and providing general guidance on the methodology.</text:p>
        </text:list-item>
        <text:list-item>
          <text:p text:style-name="P13">Engage with other Scrum Masters personally and through use of scrum of scrums to increase the effectiveness of the application of Scrum in the company and to keep track of dependencies.</text:p>
        </text:list-item>
        <text:list-item>
          <text:p text:style-name="P13">Serve as scrum master for multiple teams simultaneously </text:p>
        </text:list-item>
        <text:list-item>
          <text:p text:style-name="P13"><text:soft-page-break/>Effective communication with scrum team to make sure they always have what is needed to complete a successful sprint/release</text:p>
        </text:list-item>
        <text:list-item>
          <text:p text:style-name="P13">As a servant leader, I help my team to solve problems rather than provide solutions</text:p>
        </text:list-item>
        <text:list-item>
          <text:p text:style-name="P13">Provide all support to the team using a servant leadership style whenever possible, and developed team building events.</text:p>
        </text:list-item>
        <text:list-item>
          <text:p text:style-name="P13">Track and communicate team health and progress using metrics such as velocity charts, burndown charts, and capacity.</text:p>
        </text:list-item>
        <text:list-item>
          <text:p text:style-name="P13">Make sure task boards were being updated to ensure transparency and effective communication.</text:p>
        </text:list-item>
        <text:list-item>
          <text:p text:style-name="P13">Support the implementation of automated testing and DevOps</text:p>
        </text:list-item>
      </text:list>
      <text:p text:style-name="P7"/>
      <text:p text:style-name="P20">Royal Import Export, LLC</text:p>
      <text:p text:style-name="P24">ORACLE DBA/SCRUM MASTER </text:p>
      <text:p text:style-name="P24">03/2013-03/2015</text:p>
      <text:list xml:id="list4936392045607023080" text:style-name="WWNum5">
        <text:list-item>
          <text:p text:style-name="P10">Installed and configured software for Oracle 10g, 11g, 12c on both Windows and UNIX platforms using Oracle OFA</text:p>
        </text:list-item>
        <text:list-item>
          <text:p text:style-name="P10">Supported daily administration, proactive monitoring and tuning, and troubleshooting on single instance on UNIX/Linux, Windows server 2003 and 2008 (Database sizes range 10GB to 2.3TB) </text:p>
        </text:list-item>
        <text:list-item>
          <text:p text:style-name="P10">SQL Tuning to optimize database using TKPROF, SQL Trace, and performance advisors (SQL Tuning Advisor, Memory Advisors)</text:p>
        </text:list-item>
        <text:list-item>
          <text:p text:style-name="P11">Capacity planning to meet the demands of the dynamic aspects of storage and memory for the databases</text:p>
        </text:list-item>
        <text:list-item>
          <text:p text:style-name="P10">Created documentation during project planning, project execution and project maintenance phases</text:p>
        </text:list-item>
        <text:list-item>
          <text:p text:style-name="P10">Database security policy creation and institution, using passwords, privileges in user profiles, basic data encryption, network security</text:p>
        </text:list-item>
        <text:list-item>
          <text:p text:style-name="P14"><text:span text:style-name="T1">Implemented a backup strategy following company SLA; Implementation of backup schedule for both logical and physical backups using </text:span><text:span text:style-name="T2">RMAN</text:span><text:span text:style-name="T1"> and </text:span><text:span text:style-name="T2">DATAPUMP</text:span><text:span text:style-name="T1"> utilities respectively.</text:span></text:p>
        </text:list-item>
        <text:list-item>
          <text:p text:style-name="P10">Planned and Performed Daily, Weekly and Monthly Backups. Tested and implemented restore procedures for complete and incomplete recovery using RMAN</text:p>
        </text:list-item>
        <text:list-item>
          <text:p text:style-name="P15"><text:span text:style-name="T1">Installed, Administered and Maintained SQL Server Instances. (Installing </text:span><text:span text:style-name="T2">SQL Server 2008</text:span><text:span text:style-name="T1">)</text:span></text:p>
        </text:list-item>
        <text:list-item>
          <text:p text:style-name="P10">Performed <text:s/>database Refreshes from production environments</text:p>
        </text:list-item>
        <text:list-item>
          <text:p text:style-name="P10">Tuned PL/SQL scripts for triggers, batch files, scheduling on Windows AT Scheduler and Crontab in Unix/Linux</text:p>
        </text:list-item>
        <text:list-item>
          <text:p text:style-name="P11">Participated in change management board meetings for new releases, change implementations, removal, retirement and/or decommissioned of old services</text:p>
        </text:list-item>
        <text:list-item>
          <text:p text:style-name="P14"><text:span text:style-name="T1">Monitored (ADDM, Alert log, dynamic performance views, </text:span><text:span text:style-name="T2">DBMS_STATS</text:span><text:span text:style-name="T1">) and Tuning including capacity planning, report creation / distribution</text:span></text:p>
        </text:list-item>
        <text:list-item>
          <text:p text:style-name="P15"><text:span text:style-name="T1">Configured Oracle tools like </text:span><text:span text:style-name="T2">SQL*Net</text:span><text:span text:style-name="T1"> to access the database across the network</text:span></text:p>
        </text:list-item>
        <text:list-item>
          <text:p text:style-name="P11">Applied Oracle's quarterly Critical Patch Update(CPU/ PSU application) using Opatch utility to install, test, and deploy patches to all database instances</text:p>
        </text:list-item>
        <text:list-item>
          <text:p text:style-name="P10">Upgraded Oracle binaries and databases from 11g to 12c</text:p>
        </text:list-item>
        <text:list-item>
          <text:p text:style-name="P11">Worked on multiple Oracle database projects in a fast paced and dynamic environment</text:p>
        </text:list-item>
        <text:list-item>
          <text:p text:style-name="P10">Cloned databases using RMAN <text:s/>and <text:s/>DATAPUMP utilities for all database sizes</text:p>
        </text:list-item>
        <text:list-item>
          <text:p text:style-name="P14"><text:span text:style-name="T1">Database Migration across multiple platforms of Oracle 10g to 11g and11g to 12c, using the Oracle </text:span><text:span text:style-name="T2">Datapump</text:span><text:span text:style-name="T1"> and the old </text:span><text:span text:style-name="T2">Exp/Imp</text:span><text:span text:style-name="T1"> utilities</text:span></text:p>
        </text:list-item>
        <text:list-item>
          <text:p text:style-name="P10">Full database migration using Datapump across different platforms of Windows Operating systems to and from Unix/Linux operating systems</text:p>
        </text:list-item>
        <text:list-item>
          <text:p text:style-name="P10">Created and managed pluggable databases in the multitenant container database of the Oracle 12c architecture</text:p>
        </text:list-item>
        <text:list-item>
          <text:p text:style-name="P11">Conferred with internal department managers regarding problems with and the capabilities of various internally-used databases</text:p>
        </text:list-item>
        <text:list-item>
          <text:p text:style-name="P10"><text:bookmark text:name="_heading=h.gjdgxs"/><text:soft-page-break/>24x7 production support DBA working on a primary/ secondary pager rotation; and supported on holidays, weekends and beyond regular hours</text:p>
        </text:list-item>
        <text:list-item>
          <text:p text:style-name="P10">Lead DBA team occasionally on specific projects such database upgrades, <text:s/>database/schema migration and database patching</text:p>
        </text:list-item>
      </text:list>
      <text:p text:style-name="P4"/>
      <text:p text:style-name="Standard"><text:span text:style-name="T9">EDUCATION &amp; CERTIFICATIONS <text:s text:c="107"/></text:span><text:span text:style-name="T8"><text:s text:c="431"/></text:span></text:p>
      <text:list xml:id="list3977384608260852825" text:style-name="WWNum2">
        <text:list-item>
          <text:p text:style-name="P21">Bachelor’s Degree in Applied Sciences</text:p>
        </text:list-item>
        <text:list-item>
          <text:p text:style-name="P21">MASTERS in information Technology management</text:p>
        </text:list-item>
        <text:list-item>
          <text:p text:style-name="P21">Certified Scrum Master (Scrum Alliance) <text:s text:c="12"/></text:p>
        </text:list-item>
        <text:list-item>
          <text:p text:style-name="P21">Certified Oracle Database Administrator Associate <text:s text:c="16"/></text:p>
        </text:list-item>
        <text:list-item>
          <text:p text:style-name="P21">Certified AWS Practitioner </text:p>
        </text:list-item>
        <text:list-item>
          <text:p text:style-name="P21">PMP</text:p>
        </text:list-item>
        <text:list-item>
          <text:p text:style-name="P21">PM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Noto Sans Symbols" svg:font-family="'Noto Sans Symbols'" style:font-family-generic="swiss"/>
    <style:font-face style:name="Courier New" svg:font-family="'Courier New'" style:font-adornments="Regular" style:font-family-generic="modern"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Regular" style:font-family-generic="swiss" style:font-pitch="variable"/>
    <style:font-face style:name="Arial1" svg:font-family="Arial" style:font-family-generic="system" style:font-pitch="variable"/>
    <style:font-face style:name="Book Antiqua" svg:font-family="'Book Antiqua'" style:font-family-generic="system" style:font-pitch="variable"/>
    <style:font-face style:name="Cambria" svg:font-family="Cambria"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Times New Roman1" style:font-size-asian="12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ead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variant="normal" fo:text-transform="none" fo:color="#000000" style:text-line-through-style="none" style:text-position="0% 100%" fo:font-size="8pt" style:font-name-asian="Noto Sans Symbols1" style:font-size-asian="8pt" style:font-name-complex="Noto Sans Symbols1" style:font-size-complex="8pt"/>
    </style:style>
    <style:style style:name="ListLabel_20_2" style:display-name="ListLabel 2" style:family="text">
      <style:text-properties style:font-name-asian="Noto Sans Symbols1" style:font-name-complex="Noto Sans Symbols1"/>
    </style:style>
    <style:style style:name="ListLabel_20_3" style:display-name="ListLabel 3" style:family="text">
      <style:text-properties style:font-name-complex="Courier New1"/>
    </style:style>
    <style:style style:name="ListLabel_20_4" style:display-name="ListLabel 4" style:family="text">
      <style:text-properties style:font-name-asian="Times New Roman1" style:font-name-complex="Tahoma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Tahoma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Tahoma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Tahoma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meta:editing-cycles>
    <meta:creation-date>2020-01-15T16:40:00</meta:creation-date>
    <dc:date>2020-10-05T10:28:25.21</dc:date>
    <meta:editing-duration>P0D</meta:editing-duration>
    <meta:generator>OpenOffice/4.1.6$Win32 OpenOffice.org_project/416m1$Build-9790</meta:generator>
    <meta:document-statistic meta:table-count="0" meta:image-count="0" meta:object-count="0" meta:page-count="3" meta:paragraph-count="69" meta:word-count="995" meta:character-count="719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version" meta:value-type="string">04.2000</meta:user-defined>
    <meta:template xlink:type="simple" xlink:actuate="onRequest" xlink:title="Normal" xlink:href=""/>
  </office:meta>
</office:document-meta>
</file>